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87cm"/>
    </style:style>
    <style:style style:name="co5" style:family="table-column">
      <style:table-column-properties fo:break-before="auto" style:column-width="1.145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1.102cm"/>
    </style:style>
    <style:style style:name="co8" style:family="table-column">
      <style:table-column-properties fo:break-before="auto" style:column-width="0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acece"/>
    </style:style>
    <style:style style:name="ce2" style:family="table-cell" style:parent-style-name="Default">
      <style:table-cell-properties fo:background-color="#ccddd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row table:style-name="ro1">
          <table:table-cell table:number-columns-repeated="2"/>
          <table:table-cell office:value-type="string" calcext:value-type="string">
            <text:p>变化前</text:p>
          </table:table-cell>
          <table:table-cell/>
          <table:table-cell office:value-type="string" calcext:value-type="string">
            <text:p>变化</text:p>
          </table:table-cell>
          <table:table-cell/>
          <table:table-cell office:value-type="string" calcext:value-type="string">
            <text:p>变化后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距离</text:p>
          </table:table-cell>
          <table:table-cell office:value-type="string" calcext:value-type="string">
            <text:p>热量</text:p>
          </table:table-cell>
          <table:table-cell office:value-type="string" calcext:value-type="string">
            <text:p>水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[.C3]+[.E3]" office:value-type="float" office:value="800" calcext:value-type="float">
            <text:p>800</text:p>
          </table:table-cell>
          <table:table-cell table:formula="of:=[.D3]+[.F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3]-45" office:value-type="float" office:value="755" calcext:value-type="float">
            <text:p>755</text:p>
          </table:table-cell>
          <table:table-cell table:formula="of:=[.H3]-70" office:value-type="float" office:value="-70" calcext:value-type="float">
            <text:p>-70</text:p>
          </table:table-cell>
          <table:table-cell table:number-columns-repeated="2"/>
          <table:table-cell table:formula="of:=[.C4]+[.E4]" office:value-type="float" office:value="755" calcext:value-type="float">
            <text:p>755</text:p>
          </table:table-cell>
          <table:table-cell table:formula="of:=[.D4]+[.F4]" office:value-type="float" office:value="-70" calcext:value-type="float">
            <text:p>-7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4]-45" office:value-type="float" office:value="710" calcext:value-type="float">
            <text:p>710</text:p>
          </table:table-cell>
          <table:table-cell table:formula="of:=[.H4]-70" office:value-type="float" office:value="-140" calcext:value-type="float">
            <text:p>-140</text:p>
          </table:table-cell>
          <table:table-cell table:number-columns-repeated="2"/>
          <table:table-cell table:formula="of:=[.C5]+[.E5]" office:value-type="float" office:value="710" calcext:value-type="float">
            <text:p>710</text:p>
          </table:table-cell>
          <table:table-cell table:formula="of:=[.D5]+[.F5]" office:value-type="float" office:value="-140" calcext:value-type="float">
            <text:p>-1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5]-45" office:value-type="float" office:value="665" calcext:value-type="float">
            <text:p>665</text:p>
          </table:table-cell>
          <table:table-cell table:formula="of:=[.H5]-70" office:value-type="float" office:value="-210" calcext:value-type="float">
            <text:p>-210</text:p>
          </table:table-cell>
          <table:table-cell table:number-columns-repeated="2"/>
          <table:table-cell table:formula="of:=[.C6]+[.E6]" office:value-type="float" office:value="665" calcext:value-type="float">
            <text:p>665</text:p>
          </table:table-cell>
          <table:table-cell table:formula="of:=[.D6]+[.F6]" office:value-type="float" office:value="-210" calcext:value-type="float">
            <text:p>-2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G6]-45" office:value-type="float" office:value="620" calcext:value-type="float">
            <text:p>620</text:p>
          </table:table-cell>
          <table:table-cell table:formula="of:=[.H6]-70" office:value-type="float" office:value="-280" calcext:value-type="float">
            <text:p>-280</text:p>
          </table:table-cell>
          <table:table-cell table:number-columns-repeated="2"/>
          <table:table-cell table:formula="of:=[.C7]+[.E7]" office:value-type="float" office:value="620" calcext:value-type="float">
            <text:p>620</text:p>
          </table:table-cell>
          <table:table-cell table:formula="of:=[.D7]+[.F7]" office:value-type="float" office:value="-280" calcext:value-type="float">
            <text:p>-28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G7]-45" office:value-type="float" office:value="575" calcext:value-type="float">
            <text:p>575</text:p>
          </table:table-cell>
          <table:table-cell table:formula="of:=[.H7]-70" office:value-type="float" office:value="-350" calcext:value-type="float">
            <text:p>-350</text:p>
          </table:table-cell>
          <table:table-cell table:number-columns-repeated="2"/>
          <table:table-cell table:formula="of:=[.C8]+[.E8]" office:value-type="float" office:value="575" calcext:value-type="float">
            <text:p>575</text:p>
          </table:table-cell>
          <table:table-cell table:formula="of:=[.D8]+[.F8]" office:value-type="float" office:value="-350" calcext:value-type="float">
            <text:p>-35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G8]-45" office:value-type="float" office:value="530" calcext:value-type="float">
            <text:p>530</text:p>
          </table:table-cell>
          <table:table-cell table:formula="of:=[.H8]-70" office:value-type="float" office:value="-420" calcext:value-type="float">
            <text:p>-420</text:p>
          </table:table-cell>
          <table:table-cell table:number-columns-repeated="2"/>
          <table:table-cell table:formula="of:=[.C9]+[.E9]" office:value-type="float" office:value="530" calcext:value-type="float">
            <text:p>530</text:p>
          </table:table-cell>
          <table:table-cell table:formula="of:=[.D9]+[.F9]" office:value-type="float" office:value="-420" calcext:value-type="float">
            <text:p>-4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G9]-45" office:value-type="float" office:value="485" calcext:value-type="float">
            <text:p>485</text:p>
          </table:table-cell>
          <table:table-cell table:formula="of:=[.H9]-70" office:value-type="float" office:value="-490" calcext:value-type="float">
            <text:p>-490</text:p>
          </table:table-cell>
          <table:table-cell table:number-columns-repeated="2"/>
          <table:table-cell table:formula="of:=[.C10]+[.E10]" office:value-type="float" office:value="485" calcext:value-type="float">
            <text:p>485</text:p>
          </table:table-cell>
          <table:table-cell table:formula="of:=[.D10]+[.F10]" office:value-type="float" office:value="-490" calcext:value-type="float">
            <text:p>-49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G10]-45" office:value-type="float" office:value="440" calcext:value-type="float">
            <text:p>440</text:p>
          </table:table-cell>
          <table:table-cell table:formula="of:=[.H10]-70" office:value-type="float" office:value="-560" calcext:value-type="float">
            <text:p>-560</text:p>
          </table:table-cell>
          <table:table-cell table:number-columns-repeated="2"/>
          <table:table-cell table:formula="of:=[.C11]+[.E11]" office:value-type="float" office:value="440" calcext:value-type="float">
            <text:p>440</text:p>
          </table:table-cell>
          <table:table-cell table:formula="of:=[.D11]+[.F11]" office:value-type="float" office:value="-560" calcext:value-type="float">
            <text:p>-56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G11]-45" office:value-type="float" office:value="395" calcext:value-type="float">
            <text:p>395</text:p>
          </table:table-cell>
          <table:table-cell table:formula="of:=[.H11]-70" office:value-type="float" office:value="-630" calcext:value-type="float">
            <text:p>-630</text:p>
          </table:table-cell>
          <table:table-cell table:number-columns-repeated="2"/>
          <table:table-cell table:formula="of:=[.C12]+[.E12]" office:value-type="float" office:value="395" calcext:value-type="float">
            <text:p>395</text:p>
          </table:table-cell>
          <table:table-cell table:formula="of:=[.D12]+[.F12]" office:value-type="float" office:value="-630" calcext:value-type="float">
            <text:p>-6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G12]-45" office:value-type="float" office:value="350" calcext:value-type="float">
            <text:p>350</text:p>
          </table:table-cell>
          <table:table-cell table:formula="of:=[.H12]-70" office:value-type="float" office:value="-700" calcext:value-type="float">
            <text:p>-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]+[.E13]" office:value-type="float" office:value="350" calcext:value-type="float">
            <text:p>350</text:p>
          </table:table-cell>
          <table:table-cell table:formula="of:=[.D13]+[.F13]" office:value-type="float" office:value="-700" calcext:value-type="float">
            <text:p>-7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G13]-45" office:value-type="float" office:value="305" calcext:value-type="float">
            <text:p>305</text:p>
          </table:table-cell>
          <table:table-cell table:formula="of:=[.H13]-70" office:value-type="float" office:value="-770" calcext:value-type="float">
            <text:p>-770</text:p>
          </table:table-cell>
          <table:table-cell table:number-columns-repeated="2"/>
          <table:table-cell table:formula="of:=[.C14]+[.E14]" office:value-type="float" office:value="305" calcext:value-type="float">
            <text:p>305</text:p>
          </table:table-cell>
          <table:table-cell table:formula="of:=[.D14]+[.F14]" office:value-type="float" office:value="-770" calcext:value-type="float">
            <text:p>-77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G14]-45" office:value-type="float" office:value="260" calcext:value-type="float">
            <text:p>260</text:p>
          </table:table-cell>
          <table:table-cell table:formula="of:=[.H14]-70" office:value-type="float" office:value="-840" calcext:value-type="float">
            <text:p>-8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+[.E15]" office:value-type="float" office:value="260" calcext:value-type="float">
            <text:p>260</text:p>
          </table:table-cell>
          <table:table-cell table:formula="of:=[.D15]+[.F15]" office:value-type="float" office:value="-840" calcext:value-type="float">
            <text:p>-84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G15]-45" office:value-type="float" office:value="215" calcext:value-type="float">
            <text:p>215</text:p>
          </table:table-cell>
          <table:table-cell table:formula="of:=[.H15]-70" office:value-type="float" office:value="-910" calcext:value-type="float">
            <text:p>-91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[.C16]+[.E16]" office:value-type="float" office:value="515" calcext:value-type="float">
            <text:p>515</text:p>
          </table:table-cell>
          <table:table-cell table:formula="of:=[.D16]+[.F16]" office:value-type="float" office:value="-510" calcext:value-type="float">
            <text:p>-51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G16]-45" office:value-type="float" office:value="470" calcext:value-type="float">
            <text:p>470</text:p>
          </table:table-cell>
          <table:table-cell table:formula="of:=[.H16]-70" office:value-type="float" office:value="-580" calcext:value-type="float">
            <text:p>-580</text:p>
          </table:table-cell>
          <table:table-cell table:number-columns-repeated="2"/>
          <table:table-cell table:formula="of:=[.C17]+[.E17]" office:value-type="float" office:value="470" calcext:value-type="float">
            <text:p>470</text:p>
          </table:table-cell>
          <table:table-cell table:formula="of:=[.D17]+[.F17]" office:value-type="float" office:value="-580" calcext:value-type="float">
            <text:p>-58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G17]-45" office:value-type="float" office:value="425" calcext:value-type="float">
            <text:p>425</text:p>
          </table:table-cell>
          <table:table-cell table:formula="of:=[.H17]-70" office:value-type="float" office:value="-650" calcext:value-type="float">
            <text:p>-650</text:p>
          </table:table-cell>
          <table:table-cell table:number-columns-repeated="2"/>
          <table:table-cell table:formula="of:=[.C18]+[.E18]" office:value-type="float" office:value="425" calcext:value-type="float">
            <text:p>425</text:p>
          </table:table-cell>
          <table:table-cell table:formula="of:=[.D18]+[.F18]" office:value-type="float" office:value="-650" calcext:value-type="float">
            <text:p>-65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G18]-45" office:value-type="float" office:value="380" calcext:value-type="float">
            <text:p>380</text:p>
          </table:table-cell>
          <table:table-cell table:formula="of:=[.H18]-70" office:value-type="float" office:value="-720" calcext:value-type="float">
            <text:p>-7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+[.E19]" office:value-type="float" office:value="380" calcext:value-type="float">
            <text:p>380</text:p>
          </table:table-cell>
          <table:table-cell table:formula="of:=[.D19]+[.F19]" office:value-type="float" office:value="-720" calcext:value-type="float">
            <text:p>-7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G19]-45" office:value-type="float" office:value="335" calcext:value-type="float">
            <text:p>335</text:p>
          </table:table-cell>
          <table:table-cell table:formula="of:=[.H19]-70" office:value-type="float" office:value="-790" calcext:value-type="float">
            <text:p>-790</text:p>
          </table:table-cell>
          <table:table-cell table:number-columns-repeated="2"/>
          <table:table-cell table:formula="of:=[.C20]+[.E20]" office:value-type="float" office:value="335" calcext:value-type="float">
            <text:p>335</text:p>
          </table:table-cell>
          <table:table-cell table:formula="of:=[.D20]+[.F20]" office:value-type="float" office:value="-790" calcext:value-type="float">
            <text:p>-79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G20]-45" office:value-type="float" office:value="290" calcext:value-type="float">
            <text:p>290</text:p>
          </table:table-cell>
          <table:table-cell table:formula="of:=[.H20]-70" office:value-type="float" office:value="-860" calcext:value-type="float">
            <text:p>-8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+[.E21]" office:value-type="float" office:value="290" calcext:value-type="float">
            <text:p>290</text:p>
          </table:table-cell>
          <table:table-cell table:formula="of:=[.D21]+[.F21]" office:value-type="float" office:value="-860" calcext:value-type="float">
            <text:p>-86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G21]-45" office:value-type="float" office:value="245" calcext:value-type="float">
            <text:p>245</text:p>
          </table:table-cell>
          <table:table-cell table:formula="of:=[.H21]-70" office:value-type="float" office:value="-930" calcext:value-type="float">
            <text:p>-930</text:p>
          </table:table-cell>
          <table:table-cell table:number-columns-repeated="2"/>
          <table:table-cell table:formula="of:=[.C22]+[.E22]" office:value-type="float" office:value="245" calcext:value-type="float">
            <text:p>245</text:p>
          </table:table-cell>
          <table:table-cell table:formula="of:=[.D22]+[.F22]" office:value-type="float" office:value="-930" calcext:value-type="float">
            <text:p>-93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G22]-45" office:value-type="float" office:value="200" calcext:value-type="float">
            <text:p>200</text:p>
          </table:table-cell>
          <table:table-cell table:formula="of:=[.H22]-70" office:value-type="float" office:value="-1000" calcext:value-type="float">
            <text:p>-10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[.C23]+[.E23]" office:value-type="float" office:value="500" calcext:value-type="float">
            <text:p>500</text:p>
          </table:table-cell>
          <table:table-cell table:formula="of:=[.D23]+[.F23]" office:value-type="float" office:value="-600" calcext:value-type="float">
            <text:p>-6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G23]-45" office:value-type="float" office:value="455" calcext:value-type="float">
            <text:p>455</text:p>
          </table:table-cell>
          <table:table-cell table:formula="of:=[.H23]-70" office:value-type="float" office:value="-670" calcext:value-type="float">
            <text:p>-670</text:p>
          </table:table-cell>
          <table:table-cell table:number-columns-repeated="2"/>
          <table:table-cell table:formula="of:=[.C24]+[.E24]" office:value-type="float" office:value="455" calcext:value-type="float">
            <text:p>455</text:p>
          </table:table-cell>
          <table:table-cell table:formula="of:=[.D24]+[.F24]" office:value-type="float" office:value="-670" calcext:value-type="float">
            <text:p>-67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G24]-45" office:value-type="float" office:value="410" calcext:value-type="float">
            <text:p>410</text:p>
          </table:table-cell>
          <table:table-cell table:formula="of:=[.H24]-70" office:value-type="float" office:value="-740" calcext:value-type="float">
            <text:p>-7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]+[.E25]" office:value-type="float" office:value="410" calcext:value-type="float">
            <text:p>410</text:p>
          </table:table-cell>
          <table:table-cell table:formula="of:=[.D25]+[.F25]" office:value-type="float" office:value="-740" calcext:value-type="float">
            <text:p>-74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G25]-45" office:value-type="float" office:value="365" calcext:value-type="float">
            <text:p>365</text:p>
          </table:table-cell>
          <table:table-cell table:formula="of:=[.H25]-70" office:value-type="float" office:value="-810" calcext:value-type="float">
            <text:p>-810</text:p>
          </table:table-cell>
          <table:table-cell table:number-columns-repeated="2"/>
          <table:table-cell table:formula="of:=[.C26]+[.E26]" office:value-type="float" office:value="365" calcext:value-type="float">
            <text:p>365</text:p>
          </table:table-cell>
          <table:table-cell table:formula="of:=[.D26]+[.F26]" office:value-type="float" office:value="-810" calcext:value-type="float">
            <text:p>-81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G26]-45" office:value-type="float" office:value="320" calcext:value-type="float">
            <text:p>320</text:p>
          </table:table-cell>
          <table:table-cell table:formula="of:=[.H26]-70" office:value-type="float" office:value="-880" calcext:value-type="float">
            <text:p>-880</text:p>
          </table:table-cell>
          <table:table-cell table:number-columns-repeated="2"/>
          <table:table-cell table:formula="of:=[.C27]+[.E27]" office:value-type="float" office:value="320" calcext:value-type="float">
            <text:p>320</text:p>
          </table:table-cell>
          <table:table-cell table:formula="of:=[.D27]+[.F27]" office:value-type="float" office:value="-880" calcext:value-type="float">
            <text:p>-88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G27]-45" office:value-type="float" office:value="275" calcext:value-type="float">
            <text:p>275</text:p>
          </table:table-cell>
          <table:table-cell table:formula="of:=[.H27]-70" office:value-type="float" office:value="-950" calcext:value-type="float">
            <text:p>-950</text:p>
          </table:table-cell>
          <table:table-cell table:number-columns-repeated="2"/>
          <table:table-cell table:formula="of:=[.C28]+[.E28]" office:value-type="float" office:value="275" calcext:value-type="float">
            <text:p>275</text:p>
          </table:table-cell>
          <table:table-cell table:formula="of:=[.D28]+[.F28]" office:value-type="float" office:value="-950" calcext:value-type="float">
            <text:p>-95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G28]-45" office:value-type="float" office:value="230" calcext:value-type="float">
            <text:p>230</text:p>
          </table:table-cell>
          <table:table-cell table:formula="of:=[.H28]-70" office:value-type="float" office:value="-1020" calcext:value-type="float">
            <text:p>-102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[.C29]+[.E29]" office:value-type="float" office:value="430" calcext:value-type="float">
            <text:p>430</text:p>
          </table:table-cell>
          <table:table-cell table:formula="of:=[.D29]+[.F29]" office:value-type="float" office:value="-620" calcext:value-type="float">
            <text:p>-62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G29]-45" office:value-type="float" office:value="385" calcext:value-type="float">
            <text:p>385</text:p>
          </table:table-cell>
          <table:table-cell table:formula="of:=[.H29]-70" office:value-type="float" office:value="-690" calcext:value-type="float">
            <text:p>-690</text:p>
          </table:table-cell>
          <table:table-cell table:number-columns-repeated="2"/>
          <table:table-cell table:formula="of:=[.C30]+[.E30]" office:value-type="float" office:value="385" calcext:value-type="float">
            <text:p>385</text:p>
          </table:table-cell>
          <table:table-cell table:formula="of:=[.D30]+[.F30]" office:value-type="float" office:value="-690" calcext:value-type="float">
            <text:p>-69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G30]-45" office:value-type="float" office:value="340" calcext:value-type="float">
            <text:p>340</text:p>
          </table:table-cell>
          <table:table-cell table:formula="of:=[.H30]-70" office:value-type="float" office:value="-760" calcext:value-type="float">
            <text:p>-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1]+[.E31]" office:value-type="float" office:value="340" calcext:value-type="float">
            <text:p>340</text:p>
          </table:table-cell>
          <table:table-cell table:formula="of:=[.D31]+[.F31]" office:value-type="float" office:value="-760" calcext:value-type="float">
            <text:p>-76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G31]-45" office:value-type="float" office:value="295" calcext:value-type="float">
            <text:p>295</text:p>
          </table:table-cell>
          <table:table-cell table:formula="of:=[.H31]-70" office:value-type="float" office:value="-830" calcext:value-type="float">
            <text:p>-830</text:p>
          </table:table-cell>
          <table:table-cell table:number-columns-repeated="2"/>
          <table:table-cell table:formula="of:=[.C32]+[.E32]" office:value-type="float" office:value="295" calcext:value-type="float">
            <text:p>295</text:p>
          </table:table-cell>
          <table:table-cell table:formula="of:=[.D32]+[.F32]" office:value-type="float" office:value="-830" calcext:value-type="float">
            <text:p>-83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G32]-45" office:value-type="float" office:value="250" calcext:value-type="float">
            <text:p>250</text:p>
          </table:table-cell>
          <table:table-cell table:formula="of:=[.H32]-70" office:value-type="float" office:value="-900" calcext:value-type="float">
            <text:p>-900</text:p>
          </table:table-cell>
          <table:table-cell table:number-columns-repeated="2"/>
          <table:table-cell table:formula="of:=[.C33]+[.E33]" office:value-type="float" office:value="250" calcext:value-type="float">
            <text:p>250</text:p>
          </table:table-cell>
          <table:table-cell table:formula="of:=[.D33]+[.F33]" office:value-type="float" office:value="-900" calcext:value-type="float">
            <text:p>-9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G33]-45" office:value-type="float" office:value="205" calcext:value-type="float">
            <text:p>205</text:p>
          </table:table-cell>
          <table:table-cell table:formula="of:=[.H33]-70" office:value-type="float" office:value="-970" calcext:value-type="float">
            <text:p>-970</text:p>
          </table:table-cell>
          <table:table-cell table:number-columns-repeated="2"/>
          <table:table-cell table:formula="of:=[.C34]+[.E34]" office:value-type="float" office:value="205" calcext:value-type="float">
            <text:p>205</text:p>
          </table:table-cell>
          <table:table-cell table:formula="of:=[.D34]+[.F34]" office:value-type="float" office:value="-970" calcext:value-type="float">
            <text:p>-97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G34]-45" office:value-type="float" office:value="160" calcext:value-type="float">
            <text:p>160</text:p>
          </table:table-cell>
          <table:table-cell table:formula="of:=[.H34]-70" office:value-type="float" office:value="-1040" calcext:value-type="float">
            <text:p>-1040</text:p>
          </table:table-cell>
          <table:table-cell table:number-columns-repeated="2"/>
          <table:table-cell table:formula="of:=[.C35]+[.E35]" office:value-type="float" office:value="160" calcext:value-type="float">
            <text:p>160</text:p>
          </table:table-cell>
          <table:table-cell table:formula="of:=[.D35]+[.F35]" office:value-type="float" office:value="-1040" calcext:value-type="float">
            <text:p>-104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G35]-45" office:value-type="float" office:value="115" calcext:value-type="float">
            <text:p>115</text:p>
          </table:table-cell>
          <table:table-cell table:formula="of:=[.H35]-70" office:value-type="float" office:value="-1110" calcext:value-type="float">
            <text:p>-1110</text:p>
          </table:table-cell>
          <table:table-cell table:number-columns-repeated="2"/>
          <table:table-cell table:formula="of:=[.C36]+[.E36]" office:value-type="float" office:value="115" calcext:value-type="float">
            <text:p>115</text:p>
          </table:table-cell>
          <table:table-cell table:formula="of:=[.D36]+[.F36]" office:value-type="float" office:value="-1110" calcext:value-type="float">
            <text:p>-111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G36]-45" office:value-type="float" office:value="70" calcext:value-type="float">
            <text:p>70</text:p>
          </table:table-cell>
          <table:table-cell table:formula="of:=[.H36]-70" office:value-type="float" office:value="-1180" calcext:value-type="float">
            <text:p>-1180</text:p>
          </table:table-cell>
          <table:table-cell table:number-columns-repeated="2"/>
          <table:table-cell table:formula="of:=[.C37]+[.E37]" office:value-type="float" office:value="70" calcext:value-type="float">
            <text:p>70</text:p>
          </table:table-cell>
          <table:table-cell table:formula="of:=[.D37]+[.F37]" office:value-type="float" office:value="-1180" calcext:value-type="float">
            <text:p>-118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G37]-45" office:value-type="float" office:value="25" calcext:value-type="float">
            <text:p>25</text:p>
          </table:table-cell>
          <table:table-cell table:formula="of:=[.H37]-70" office:value-type="float" office:value="-1250" calcext:value-type="float">
            <text:p>-1250</text:p>
          </table:table-cell>
          <table:table-cell table:number-columns-repeated="2"/>
          <table:table-cell table:formula="of:=[.C38]+[.E38]" office:value-type="float" office:value="25" calcext:value-type="float">
            <text:p>25</text:p>
          </table:table-cell>
          <table:table-cell table:formula="of:=[.D38]+[.F38]" office:value-type="float" office:value="-1250" calcext:value-type="float">
            <text:p>-12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G38]-45" office:value-type="float" office:value="-20" calcext:value-type="float">
            <text:p>-20</text:p>
          </table:table-cell>
          <table:table-cell table:formula="of:=[.H38]-70" office:value-type="float" office:value="-1320" calcext:value-type="float">
            <text:p>-1320</text:p>
          </table:table-cell>
          <table:table-cell table:number-columns-repeated="2"/>
          <table:table-cell table:formula="of:=[.C39]+[.E39]" office:value-type="float" office:value="-20" calcext:value-type="float">
            <text:p>-20</text:p>
          </table:table-cell>
          <table:table-cell table:formula="of:=[.D39]+[.F39]" office:value-type="float" office:value="-1320" calcext:value-type="float">
            <text:p>-132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G39]-45" office:value-type="float" office:value="-65" calcext:value-type="float">
            <text:p>-65</text:p>
          </table:table-cell>
          <table:table-cell table:formula="of:=[.H39]-70" office:value-type="float" office:value="-1390" calcext:value-type="float">
            <text:p>-1390</text:p>
          </table:table-cell>
          <table:table-cell table:number-columns-repeated="2"/>
          <table:table-cell table:formula="of:=[.C40]+[.E40]" office:value-type="float" office:value="-65" calcext:value-type="float">
            <text:p>-65</text:p>
          </table:table-cell>
          <table:table-cell table:formula="of:=[.D40]+[.F40]" office:value-type="float" office:value="-1390" calcext:value-type="float">
            <text:p>-139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G40]-45" office:value-type="float" office:value="-110" calcext:value-type="float">
            <text:p>-110</text:p>
          </table:table-cell>
          <table:table-cell table:formula="of:=[.H40]-70" office:value-type="float" office:value="-1460" calcext:value-type="float">
            <text:p>-1460</text:p>
          </table:table-cell>
          <table:table-cell table:number-columns-repeated="2"/>
          <table:table-cell table:formula="of:=[.C41]+[.E41]" office:value-type="float" office:value="-110" calcext:value-type="float">
            <text:p>-110</text:p>
          </table:table-cell>
          <table:table-cell table:formula="of:=[.D41]+[.F41]" office:value-type="float" office:value="-1460" calcext:value-type="float">
            <text:p>-146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G41]-45" office:value-type="float" office:value="-155" calcext:value-type="float">
            <text:p>-155</text:p>
          </table:table-cell>
          <table:table-cell table:formula="of:=[.H41]-70" office:value-type="float" office:value="-1530" calcext:value-type="float">
            <text:p>-1530</text:p>
          </table:table-cell>
          <table:table-cell table:number-columns-repeated="2"/>
          <table:table-cell table:formula="of:=[.C42]+[.E42]" office:value-type="float" office:value="-155" calcext:value-type="float">
            <text:p>-155</text:p>
          </table:table-cell>
          <table:table-cell table:formula="of:=[.D42]+[.F42]" office:value-type="float" office:value="-1530" calcext:value-type="float">
            <text:p>-15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G42]-45" office:value-type="float" office:value="-200" calcext:value-type="float">
            <text:p>-200</text:p>
          </table:table-cell>
          <table:table-cell table:formula="of:=[.H42]-70" office:value-type="float" office:value="-1600" calcext:value-type="float">
            <text:p>-1600</text:p>
          </table:table-cell>
          <table:table-cell table:number-columns-repeated="2"/>
          <table:table-cell table:formula="of:=[.C43]+[.E43]" office:value-type="float" office:value="-200" calcext:value-type="float">
            <text:p>-200</text:p>
          </table:table-cell>
          <table:table-cell table:formula="of:=[.D43]+[.F43]" office:value-type="float" office:value="-1600" calcext:value-type="float">
            <text:p>-160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G43]-45" office:value-type="float" office:value="-245" calcext:value-type="float">
            <text:p>-245</text:p>
          </table:table-cell>
          <table:table-cell table:formula="of:=[.H43]-70" office:value-type="float" office:value="-1670" calcext:value-type="float">
            <text:p>-1670</text:p>
          </table:table-cell>
          <table:table-cell table:number-columns-repeated="2"/>
          <table:table-cell table:formula="of:=[.C44]+[.E44]" office:value-type="float" office:value="-245" calcext:value-type="float">
            <text:p>-245</text:p>
          </table:table-cell>
          <table:table-cell table:formula="of:=[.D44]+[.F44]" office:value-type="float" office:value="-1670" calcext:value-type="float">
            <text:p>-167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G44]-45" office:value-type="float" office:value="-290" calcext:value-type="float">
            <text:p>-290</text:p>
          </table:table-cell>
          <table:table-cell table:formula="of:=[.H44]-70" office:value-type="float" office:value="-1740" calcext:value-type="float">
            <text:p>-1740</text:p>
          </table:table-cell>
          <table:table-cell table:number-columns-repeated="2"/>
          <table:table-cell table:formula="of:=[.C45]+[.E45]" office:value-type="float" office:value="-290" calcext:value-type="float">
            <text:p>-290</text:p>
          </table:table-cell>
          <table:table-cell table:formula="of:=[.D45]+[.F45]" office:value-type="float" office:value="-1740" calcext:value-type="float">
            <text:p>-174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G45]-45" office:value-type="float" office:value="-335" calcext:value-type="float">
            <text:p>-335</text:p>
          </table:table-cell>
          <table:table-cell table:formula="of:=[.H45]-70" office:value-type="float" office:value="-1810" calcext:value-type="float">
            <text:p>-1810</text:p>
          </table:table-cell>
          <table:table-cell table:number-columns-repeated="2"/>
          <table:table-cell table:formula="of:=[.C46]+[.E46]" office:value-type="float" office:value="-335" calcext:value-type="float">
            <text:p>-335</text:p>
          </table:table-cell>
          <table:table-cell table:formula="of:=[.D46]+[.F46]" office:value-type="float" office:value="-1810" calcext:value-type="float">
            <text:p>-181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G46]-45" office:value-type="float" office:value="-380" calcext:value-type="float">
            <text:p>-380</text:p>
          </table:table-cell>
          <table:table-cell table:formula="of:=[.H46]-70" office:value-type="float" office:value="-1880" calcext:value-type="float">
            <text:p>-1880</text:p>
          </table:table-cell>
          <table:table-cell table:number-columns-repeated="2"/>
          <table:table-cell table:formula="of:=[.C47]+[.E47]" office:value-type="float" office:value="-380" calcext:value-type="float">
            <text:p>-380</text:p>
          </table:table-cell>
          <table:table-cell table:formula="of:=[.D47]+[.F47]" office:value-type="float" office:value="-1880" calcext:value-type="float">
            <text:p>-188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G47]-45" office:value-type="float" office:value="-425" calcext:value-type="float">
            <text:p>-425</text:p>
          </table:table-cell>
          <table:table-cell table:formula="of:=[.H47]-70" office:value-type="float" office:value="-1950" calcext:value-type="float">
            <text:p>-1950</text:p>
          </table:table-cell>
          <table:table-cell table:number-columns-repeated="2"/>
          <table:table-cell table:formula="of:=[.C48]+[.E48]" office:value-type="float" office:value="-425" calcext:value-type="float">
            <text:p>-425</text:p>
          </table:table-cell>
          <table:table-cell table:formula="of:=[.D48]+[.F48]" office:value-type="float" office:value="-1950" calcext:value-type="float">
            <text:p>-195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G48]-45" office:value-type="float" office:value="-470" calcext:value-type="float">
            <text:p>-470</text:p>
          </table:table-cell>
          <table:table-cell table:formula="of:=[.H48]-70" office:value-type="float" office:value="-2020" calcext:value-type="float">
            <text:p>-2020</text:p>
          </table:table-cell>
          <table:table-cell table:number-columns-repeated="2"/>
          <table:table-cell table:formula="of:=[.C49]+[.E49]" office:value-type="float" office:value="-470" calcext:value-type="float">
            <text:p>-470</text:p>
          </table:table-cell>
          <table:table-cell table:formula="of:=[.D49]+[.F49]" office:value-type="float" office:value="-2020" calcext:value-type="float">
            <text:p>-202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G49]-45" office:value-type="float" office:value="-515" calcext:value-type="float">
            <text:p>-515</text:p>
          </table:table-cell>
          <table:table-cell table:formula="of:=[.H49]-70" office:value-type="float" office:value="-2090" calcext:value-type="float">
            <text:p>-2090</text:p>
          </table:table-cell>
          <table:table-cell table:number-columns-repeated="2"/>
          <table:table-cell table:formula="of:=[.C50]+[.E50]" office:value-type="float" office:value="-515" calcext:value-type="float">
            <text:p>-515</text:p>
          </table:table-cell>
          <table:table-cell table:formula="of:=[.D50]+[.F50]" office:value-type="float" office:value="-2090" calcext:value-type="float">
            <text:p>-209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G50]-45" office:value-type="float" office:value="-560" calcext:value-type="float">
            <text:p>-560</text:p>
          </table:table-cell>
          <table:table-cell table:formula="of:=[.H50]-70" office:value-type="float" office:value="-2160" calcext:value-type="float">
            <text:p>-2160</text:p>
          </table:table-cell>
          <table:table-cell table:number-columns-repeated="2"/>
          <table:table-cell table:formula="of:=[.C51]+[.E51]" office:value-type="float" office:value="-560" calcext:value-type="float">
            <text:p>-560</text:p>
          </table:table-cell>
          <table:table-cell table:formula="of:=[.D51]+[.F51]" office:value-type="float" office:value="-2160" calcext:value-type="float">
            <text:p>-216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G51]-45" office:value-type="float" office:value="-605" calcext:value-type="float">
            <text:p>-605</text:p>
          </table:table-cell>
          <table:table-cell table:formula="of:=[.H51]-70" office:value-type="float" office:value="-2230" calcext:value-type="float">
            <text:p>-2230</text:p>
          </table:table-cell>
          <table:table-cell table:number-columns-repeated="2"/>
          <table:table-cell table:formula="of:=[.C52]+[.E52]" office:value-type="float" office:value="-605" calcext:value-type="float">
            <text:p>-605</text:p>
          </table:table-cell>
          <table:table-cell table:formula="of:=[.D52]+[.F52]" office:value-type="float" office:value="-2230" calcext:value-type="float">
            <text:p>-223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G52]-45" office:value-type="float" office:value="-650" calcext:value-type="float">
            <text:p>-650</text:p>
          </table:table-cell>
          <table:table-cell table:formula="of:=[.H52]-70" office:value-type="float" office:value="-2300" calcext:value-type="float">
            <text:p>-2300</text:p>
          </table:table-cell>
          <table:table-cell table:number-columns-repeated="2"/>
          <table:table-cell table:formula="of:=[.C53]+[.E53]" office:value-type="float" office:value="-650" calcext:value-type="float">
            <text:p>-650</text:p>
          </table:table-cell>
          <table:table-cell table:formula="of:=[.D53]+[.F53]" office:value-type="float" office:value="-2300" calcext:value-type="float">
            <text:p>-230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G53]-45" office:value-type="float" office:value="-695" calcext:value-type="float">
            <text:p>-695</text:p>
          </table:table-cell>
          <table:table-cell table:formula="of:=[.H53]-70" office:value-type="float" office:value="-2370" calcext:value-type="float">
            <text:p>-2370</text:p>
          </table:table-cell>
          <table:table-cell table:number-columns-repeated="2"/>
          <table:table-cell table:formula="of:=[.C54]+[.E54]" office:value-type="float" office:value="-695" calcext:value-type="float">
            <text:p>-695</text:p>
          </table:table-cell>
          <table:table-cell table:formula="of:=[.D54]+[.F54]" office:value-type="float" office:value="-2370" calcext:value-type="float">
            <text:p>-237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G54]-45" office:value-type="float" office:value="-740" calcext:value-type="float">
            <text:p>-740</text:p>
          </table:table-cell>
          <table:table-cell table:formula="of:=[.H54]-70" office:value-type="float" office:value="-2440" calcext:value-type="float">
            <text:p>-2440</text:p>
          </table:table-cell>
          <table:table-cell table:number-columns-repeated="2"/>
          <table:table-cell table:formula="of:=[.C55]+[.E55]" office:value-type="float" office:value="-740" calcext:value-type="float">
            <text:p>-740</text:p>
          </table:table-cell>
          <table:table-cell table:formula="of:=[.D55]+[.F55]" office:value-type="float" office:value="-2440" calcext:value-type="float">
            <text:p>-244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G55]-45" office:value-type="float" office:value="-785" calcext:value-type="float">
            <text:p>-785</text:p>
          </table:table-cell>
          <table:table-cell table:formula="of:=[.H55]-70" office:value-type="float" office:value="-2510" calcext:value-type="float">
            <text:p>-2510</text:p>
          </table:table-cell>
          <table:table-cell table:number-columns-repeated="2"/>
          <table:table-cell table:formula="of:=[.C56]+[.E56]" office:value-type="float" office:value="-785" calcext:value-type="float">
            <text:p>-785</text:p>
          </table:table-cell>
          <table:table-cell table:formula="of:=[.D56]+[.F56]" office:value-type="float" office:value="-2510" calcext:value-type="float">
            <text:p>-251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G56]-45" office:value-type="float" office:value="-830" calcext:value-type="float">
            <text:p>-830</text:p>
          </table:table-cell>
          <table:table-cell table:formula="of:=[.H56]-70" office:value-type="float" office:value="-2580" calcext:value-type="float">
            <text:p>-2580</text:p>
          </table:table-cell>
          <table:table-cell table:number-columns-repeated="2"/>
          <table:table-cell table:formula="of:=[.C57]+[.E57]" office:value-type="float" office:value="-830" calcext:value-type="float">
            <text:p>-830</text:p>
          </table:table-cell>
          <table:table-cell table:formula="of:=[.D57]+[.F57]" office:value-type="float" office:value="-2580" calcext:value-type="float">
            <text:p>-258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G57]-45" office:value-type="float" office:value="-875" calcext:value-type="float">
            <text:p>-875</text:p>
          </table:table-cell>
          <table:table-cell table:formula="of:=[.H57]-70" office:value-type="float" office:value="-2650" calcext:value-type="float">
            <text:p>-2650</text:p>
          </table:table-cell>
          <table:table-cell table:number-columns-repeated="2"/>
          <table:table-cell table:formula="of:=[.C58]+[.E58]" office:value-type="float" office:value="-875" calcext:value-type="float">
            <text:p>-875</text:p>
          </table:table-cell>
          <table:table-cell table:formula="of:=[.D58]+[.F58]" office:value-type="float" office:value="-2650" calcext:value-type="float">
            <text:p>-2650</text:p>
          </table:table-cell>
        </table:table-row>
        <table:table-row table:style-name="ro1" table:number-rows-repeated="10485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6:27:23.977000000</dc:date>
    <meta:editing-duration>PT59S</meta:editing-duration>
    <meta:editing-cycles>1</meta:editing-cycles>
    <meta:document-statistic meta:table-count="1" meta:cell-count="306" meta:object-count="0"/>
    <meta:generator>LibreOffice/7.1.8.1$Windows_X86_64 LibreOffice_project/e1f30c802c3269a1d052614453f260e49458c82c</meta:generator>
  </office:meta>
</office:document-meta>
</file>